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ading</text:p>
      <text:p text:style-name="Standard">Title: <text:database-display text:table-name="names" text:table-type="table" text:column-name="Title" text:database-name="5-with-blanks">&lt;Title&gt;</text:database-display></text:p>
      <text:p text:style-name="Standard">First Name: <text:database-display text:table-name="names" text:table-type="table" text:column-name="First Name" text:database-name="5-with-blanks">&lt;First Name&gt;</text:database-display></text:p>
      <text:p text:style-name="Standard">Last Name: <text:database-display text:table-name="names" text:table-type="table" text:column-name="Last Name" text:database-name="5-with-blanks">&lt;Last Name&gt;</text:database-display></text:p>
      <text:p text:style-name="Standard">Title: <text:database-display text:table-name="names" text:table-type="table" text:column-name="Title" text:database-name="5-with-blanks">&lt;Title&gt;</text:database-display><text:s/>First Name: <text:database-display text:table-name="names" text:table-type="table" text:column-name="First Name" text:database-name="5-with-blanks">&lt;First Name&gt;</text:database-display></text:p>
      <text:p text:style-name="Standard">First Name: <text:database-display text:table-name="names" text:table-type="table" text:column-name="First Name" text:database-name="5-with-blanks">&lt;First Name&gt;</text:database-display><text:s/>Last Name: <text:database-display text:table-name="names" text:table-type="table" text:column-name="Last Name" text:database-name="5-with-blanks">&lt;Last Name&gt;</text:database-display></text:p>
      <text:p text:style-name="Standard">Title: <text:database-display text:table-name="names" text:table-type="table" text:column-name="Title" text:database-name="5-with-blanks">&lt;Title&gt;</text:database-display><text:s/>First Name: <text:database-display text:table-name="names" text:table-type="table" text:column-name="First Name" text:database-name="5-with-blanks">&lt;First Name&gt;</text:database-display><text:s/>Last Name: <text:database-display text:table-name="names" text:table-type="table" text:column-name="Last Name" text:database-name="5-with-blanks">&lt;Last Name&gt;</text:database-display></text:p>
      <text:p text:style-name="Standard">Trailing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3:27:38.673154279</meta:creation-date>
    <dc:date>2018-05-19T13:45:25.911000000</dc:date>
    <meta:editing-duration>PT6M54S</meta:editing-duration>
    <meta:editing-cycles>4</meta:editing-cycles>
    <meta:generator>LibreOfficeDev/6.1.0.0.alpha1$Windows_X86_64 LibreOffice_project/dd1ab570d5791145c10a4e8f28b048ec8f70edb0</meta:generator>
    <meta:document-statistic meta:table-count="0" meta:image-count="0" meta:object-count="0" meta:page-count="1" meta:paragraph-count="8" meta:word-count="37" meta:character-count="228" meta:non-whitespace-character-count="199"/>
  </office:meta>
</office:document-meta>
</file>